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ada0" officeooo:paragraph-rsid="000fada0"/>
    </style:style>
    <style:style style:name="P2" style:family="paragraph" style:parent-style-name="Standard">
      <style:text-properties officeooo:rsid="001031f4" officeooo:paragraph-rsid="001031f4"/>
    </style:style>
    <style:style style:name="P3" style:family="paragraph" style:parent-style-name="Standard">
      <style:text-properties officeooo:rsid="001064ea" officeooo:paragraph-rsid="001064ea"/>
    </style:style>
    <style:style style:name="P4" style:family="paragraph" style:parent-style-name="Standard">
      <style:text-properties officeooo:rsid="001064ea" officeooo:paragraph-rsid="00123917"/>
    </style:style>
    <style:style style:name="P5" style:family="paragraph" style:parent-style-name="Standard">
      <style:text-properties officeooo:rsid="00123917" officeooo:paragraph-rsid="00123917"/>
    </style:style>
    <style:style style:name="T1" style:family="text">
      <style:text-properties officeooo:rsid="00106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EBIOS sur le wifi de science-u</text:p>
      <text:p text:style-name="P1"/>
      <text:p text:style-name="P1">Identifié les biens officiels :-fonctionnalités et documents</text:p>
      <text:p text:style-name="P1">bien supports : documents et logiciels permettant de concrétiser la fonctionnalités</text:p>
      <text:p text:style-name="P1">Identifié les sources de menaces.</text:p>
      <text:p text:style-name="P1">Identifié des scénari de vulnérabilités</text:p>
      <text:p text:style-name="P1">évaluer ce qui peut mal se passer (quantifié les priorités de gravités)</text:p>
      <text:p text:style-name="P1">proposer des plans d’actions. </text:p>
      <text:p text:style-name="P1"/>
      <text:p text:style-name="P2">Prendre le rapport PSSI</text:p>
      <text:p text:style-name="P2"/>
      <text:p text:style-name="P2">Matrice RACI : <text:span text:style-name="T1">Responsable,Autorité,Consulté,Informé.</text:span></text:p>
      <text:p text:style-name="P3">Responsable : fait le boulot</text:p>
      <text:p text:style-name="P3">Autorité : rend des comptes</text:p>
      <text:p text:style-name="P3">Consulté:Celui qui a l’information</text:p>
      <text:p text:style-name="P3">Informé:Celui a qui on va donné les informations.</text:p>
      <text:p text:style-name="P3"/>
      <text:p text:style-name="P3">Consulté : Monsieur Flaurent Bonnad→ bureau 406/407,</text:p>
      <text:p text:style-name="P3"><text:tab/> <text:s text:c="5"/>Victor altheer→ bureau 406</text:p>
      <text:p text:style-name="P3"><text:tab/> <text:s text:c="5"/>N.Bouiche→ en haut</text:p>
      <text:p text:style-name="P3"><text:tab/> <text:s text:c="5"/>Une paire de users</text:p>
      <text:p text:style-name="P3">Auditeurs→ nous mêmes.</text:p>
      <text:p text:style-name="P3"/>
      <text:p text:style-name="P5">Mémoire de recherche : 80 pages. On doit prendre une question et que on y réponde. </text:p>
      <text:p text:style-name="P3"/>
      <text:p text:style-name="P4"><text:tab/><text:tab/><text:tab/><text:tab/></text:p>
      <text:p text:style-name="P4"/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8:03:55.668349835</meta:creation-date>
    <dc:date>2017-11-20T13:07:20.011373439</dc:date>
    <meta:editing-duration>PT2H48M55S</meta:editing-duration>
    <meta:editing-cycles>1</meta:editing-cycles>
    <meta:document-statistic meta:table-count="0" meta:image-count="0" meta:object-count="0" meta:page-count="1" meta:paragraph-count="21" meta:word-count="118" meta:character-count="839" meta:non-whitespace-character-count="686"/>
    <meta:generator>LibreOffice/5.1.6.2$Linux_X86_64 LibreOffice_project/10m0$Build-2</meta:generator>
  </office:meta>
</office:document-meta>
</file>